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72cm"/>
    </style:style>
    <style:style style:name="pr1" style:family="presentation" style:parent-style-name="worship_25_20basic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basic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590</text:span></text:p>
            <text:p text:style-name="P1"><text:span text:style-name="T2">“</text:span><text:span text:style-name="T2">Baptized into Your Name Most Hol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orship_25_20basic">
        <draw:frame draw:style-name="gr3" draw:text-style-name="P4" draw:layer="layout" svg:width="24.892cm" svg:height="6.991cm" svg:x="1.482cm" svg:y="0.762cm">
          <draw:text-box>
            <text:p text:style-name="P1"><text:span text:style-name="T3">1. </text:span><text:span text:style-name="T4">Baptized into Your name most holy,</text:span><text:span text:style-name="T4"><text:line-break/></text:span><text:span text:style-name="T4">O Father, Son, and Holy Ghost,</text:span><text:span text:style-name="T4"><text:line-break/></text:span><text:span text:style-name="T4">I claim a place, though weak and lowly,</text:span><text:span text:style-name="T4"><text:line-break/></text:span><text:span text:style-name="T4">Among Your saints, Your chosen ho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orship_25_20basic">
        <draw:frame draw:style-name="gr4" draw:text-style-name="P4" draw:layer="layout" svg:width="24.638cm" svg:height="4.064cm" svg:x="1.524cm" svg:y="1.016cm">
          <draw:text-box>
            <text:p text:style-name="P1"><text:span text:style-name="T4">Buried with Christ and dead to sin,</text:span><text:span text:style-name="T4"><text:line-break/></text:span><text:span text:style-name="T4">Your Spirit now shall liv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orship_25_20basic">
        <draw:frame draw:style-name="gr3" draw:text-style-name="P6" draw:layer="layout" svg:width="24.892cm" svg:height="6.991cm" svg:x="1.524cm" svg:y="0.762cm">
          <draw:text-box>
            <text:p text:style-name="P5"><text:span text:style-name="T5">2. </text:span><text:span text:style-name="T6">My loving Father, here You take me</text:span></text:p>
            <text:p text:style-name="P5"><text:span text:style-name="T6">To be henceforth Your child and heir.</text:span></text:p>
            <text:p text:style-name="P5"><text:span text:style-name="T6">My faithful Savior, here You make me</text:span></text:p>
            <text:p text:style-name="P5"><text:span text:style-name="T6">The fruit of all Your sorrows sh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orship_25_20basic">
        <draw:frame draw:style-name="gr5" draw:text-style-name="P6" draw:layer="layout" svg:width="24.892cm" svg:height="3.81cm" svg:x="1.524cm" svg:y="1.016cm">
          <draw:text-box>
            <text:p text:style-name="P5"><text:span text:style-name="T6">O Holy Spirit, comfort me</text:span></text:p>
            <text:p text:style-name="P5"><text:span text:style-name="T6">When threat’ning clouds around I s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orship_25_20basic">
        <draw:frame draw:style-name="gr3" draw:text-style-name="P8" draw:layer="layout" svg:width="24.892cm" svg:height="6.991cm" svg:x="1.524cm" svg:y="0.762cm">
          <draw:text-box>
            <text:p text:style-name="P7"><text:span text:style-name="T5">3. </text:span><text:span text:style-name="T6">My faithful God, You fail me never;</text:span><text:span text:style-name="T6"><text:line-break/></text:span><text:span text:style-name="T6">Your promise surely will endure.</text:span><text:span text:style-name="T6"><text:line-break/></text:span><text:span text:style-name="T6">O cast me not away forever</text:span><text:span text:style-name="T6"><text:line-break/></text:span><text:span text:style-name="T6">If words and deeds become imp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orship_25_20basic">
        <draw:frame draw:style-name="gr6" draw:text-style-name="P9" draw:layer="layout" svg:width="24.892cm" svg:height="3.71cm" svg:x="1.524cm" svg:y="1.016cm">
          <draw:text-box>
            <text:p text:style-name="P7"><text:span text:style-name="T6">Have mercy when I come defiled;</text:span><text:span text:style-name="T6"><text:line-break/></text:span><text:span text:style-name="T6">Forgive, lift up, restore Your chi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orship_25_20basic">
        <draw:frame draw:style-name="gr3" draw:text-style-name="P6" draw:layer="layout" svg:width="24.638cm" svg:height="6.991cm" svg:x="1.524cm" svg:y="0.762cm">
          <draw:text-box>
            <text:p text:style-name="P5"><text:span text:style-name="T5">4. </text:span><text:span text:style-name="T6">All that I am and love most dearly—</text:span></text:p>
            <text:p text:style-name="P5"><text:span text:style-name="T6">Receive it all, O Lord, from me.</text:span></text:p>
            <text:p text:style-name="P5"><text:span text:style-name="T6">Let me confess my faith sincerely;</text:span></text:p>
            <text:p text:style-name="P5"><text:span text:style-name="T6">Help me Your faithful <text:s/>child to b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orship_25_20basic">
        <draw:frame draw:style-name="gr7" draw:text-style-name="P11" draw:layer="layout" svg:width="24.892cm" svg:height="9.222cm" svg:x="1.568cm" svg:y="0.944cm">
          <draw:text-box>
            <text:p text:style-name="P5"><text:span text:style-name="T6">Let nothing that I am or own</text:span></text:p>
            <text:p text:style-name="P5"><text:span text:style-name="T6">Serve any will but Yours alone.</text:span></text:p>
            <text:p text:style-name="P10"><text:span text:style-name="T6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8"><text:s text:c="13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orship_25_20basic-background" style:display-name="worship%20basic-background" style:family="presentation">
      <style:graphic-properties draw:stroke="none" draw:fill="bitmap" draw:fill-image-name="Bitmap_20_1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0:42:12.753000000</meta:creation-date>
    <dc:title>worship basic</dc:title>
    <meta:editing-duration>PT25M16S</meta:editing-duration>
    <meta:editing-cycles>15</meta:editing-cycles>
    <meta:generator>LibreOffice/5.3.4.2$Windows_X86_64 LibreOffice_project/f82d347ccc0be322489bf7da61d7e4ad13fe2ff3</meta:generator>
    <dc:date>2017-06-29T10:59:15.587000000</dc:date>
    <meta:document-statistic meta:object-count="48"/>
    <meta:template xlink:type="simple" xlink:actuate="onRequest" xlink:title="worship basic" xlink:href="../../AppData/Roaming/LibreOffice/4/user/template/WORSHIP/worship%20basic.otp" meta:date="2016-01-08T10:42:12.107000000"/>
  </office:meta>
</office:document-meta>
</file>